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7b5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7b5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7b5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7b5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7b5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7b5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7b5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7b5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7b5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7b5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7b5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7b5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7b5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7b5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7b5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7b5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7b5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ysha Anthonella Fuentes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1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898302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irennys Margarita Fuentes But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13482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6.82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8" meta:non-whitespace-character-count="1010"/>
    <meta:template xlink:type="simple" xlink:actuate="onRequest" xlink:title="Normal" xlink:href=""/>
  </office:meta>
</office:document-meta>
</file>